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Bug1763_2.TypeReferenceBug1763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ReferenceBug1763_2.TypeReferenceBug1763_2( Type ... actualTypeArgum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ypeReferenceBug1763_2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